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style:text-autospace="none"/>
      <style:text-properties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4" style:family="paragraph" style:parent-style-name="Standard">
      <style:paragraph-properties style:text-autospace="none"/>
      <style:text-properties fo:font-size="14pt" fo:background-color="#ffff00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color="#ff0000" fo:font-size="14pt" style:font-size-asian="14pt" style:font-size-complex="14pt"/>
    </style:style>
    <style:style style:name="P7" style:family="paragraph" style:parent-style-name="Standard">
      <style:paragraph-properties fo:text-align="justify" style:justify-single-word="false" style:text-autospace="none"/>
      <style:text-properties fo:color="#ff0000" fo:font-size="14pt" style:font-size-asian="14pt" style:font-size-complex="14pt"/>
    </style:style>
    <style:style style:name="P8" style:family="paragraph" style:parent-style-name="Standard">
      <style:paragraph-properties style:text-autospace="none"/>
      <style:text-properties fo:color="#ff0000" fo:font-size="14pt" style:font-size-asian="14pt" style:font-size-complex="14pt"/>
    </style:style>
    <style:style style:name="P9" style:family="paragraph" style:parent-style-name="Standard">
      <style:paragraph-properties style:text-autospace="none"/>
      <style:text-properties fo:color="#ff0000" fo:font-size="14pt" fo:font-style="italic" style:font-size-asian="14pt" style:font-style-asian="italic" style:font-size-complex="14pt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style:font-size-asian="14pt" style:font-size-complex="14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font-size="14pt" fo:font-style="italic" style:font-size-asian="14pt" style:font-style-asian="italic" style:font-size-complex="14pt"/>
    </style:style>
    <style:style style:name="P14" style:family="paragraph" style:parent-style-name="Standard">
      <style:paragraph-properties fo:margin-left="0cm" fo:margin-right="0cm" fo:text-align="justify" style:justify-single-word="false" fo:text-indent="1.249cm" style:auto-text-indent="false" style:text-autospace="none"/>
      <style:text-properties fo:color="#ff0000" fo:font-size="14pt" style:font-size-asian="14pt" style:font-size-complex="14pt"/>
    </style:style>
    <style:style style:name="P1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color="#ff0000" fo:font-size="14pt" fo:font-style="italic" style:font-size-asian="14pt" style:font-style-asian="italic" style:font-size-complex="14pt"/>
    </style:style>
    <style:style style:name="P16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17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style:font-name="Times New Roman" fo:font-size="13pt" fo:font-weight="bold" style:font-size-asian="13pt" style:font-weight-asian="bold" style:font-name-complex="Times New Roman" style:font-size-complex="13pt"/>
    </style:style>
    <style:style style:name="P18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</style:style>
    <style:style style:name="P19" style:family="paragraph" style:parent-style-name="Основной_20_текст_20_2">
      <style:paragraph-properties fo:margin-left="0cm" fo:margin-right="0cm" fo:line-height="100%" fo:text-align="end" style:justify-single-word="false" fo:text-indent="1.251cm" style:auto-text-indent="false"/>
      <style:text-properties fo:font-size="13pt" style:font-size-asian="13pt" style:font-size-complex="13pt"/>
    </style:style>
    <style:style style:name="P20" style:family="paragraph" style:parent-style-name="Standard">
      <style:paragraph-properties fo:margin-left="0cm" fo:margin-right="0cm" fo:text-align="justify" style:justify-single-word="false" fo:text-indent="1.251cm" style:auto-text-indent="false" style:text-autospace="none"/>
      <style:text-properties fo:font-size="14pt" style:font-size-asian="14pt" style:font-size-complex="14pt"/>
    </style:style>
    <style:style style:name="P21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4pt" style:font-size-asian="14pt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true" fo:text-align="justify" style:justify-single-word="false" fo:text-indent="1.27cm" style:auto-text-indent="false"/>
      <style:text-properties fo:font-size="14pt" style:font-size-asian="14pt" style:font-size-complex="14pt"/>
    </style:style>
    <style:style style:name="P23" style:family="paragraph" style:parent-style-name="Standard" style:list-style-name="WW8Num1">
      <style:paragraph-properties fo:text-align="justify" style:justify-single-word="false"/>
      <style:text-properties fo:font-size="14pt" style:font-size-asian="14pt" style:font-size-complex="14pt"/>
    </style:style>
    <style:style style:name="P24" style:family="paragraph" style:parent-style-name="Standard" style:list-style-name="WW8Num1">
      <style:paragraph-properties fo:text-align="justify" style:justify-single-word="false" style:text-autospace="none"/>
      <style:text-properties fo:font-size="14pt" style:font-size-asian="14pt" style:font-size-complex="14pt"/>
    </style:style>
    <style:style style:name="P25" style:family="paragraph" style:parent-style-name="Standard" style:list-style-name="WW8Num1">
      <style:paragraph-properties fo:text-align="justify" style:justify-single-word="false"/>
    </style:style>
    <style:style style:name="P26" style:family="paragraph" style:parent-style-name="Heading_20_1" style:master-page-name="Standard">
      <style:paragraph-properties fo:margin-left="0cm" fo:margin-right="0cm" fo:margin-top="0cm" fo:margin-bottom="0cm" loext:contextual-spacing="false" fo:text-align="end" style:justify-single-word="false" fo:text-indent="1.251cm" style:auto-text-indent="false" style:page-number="auto"/>
      <style:text-properties style:font-name="Times New Roman" fo:font-size="13pt" fo:font-weight="normal" style:font-size-asian="13pt" style:font-weight-asian="normal" style:font-name-complex="Times New Roman" style:font-size-complex="13pt"/>
    </style:style>
    <style:style style:name="P27" style:family="paragraph" style:parent-style-name="Style4" style:list-style-name="WW8Num1">
      <style:paragraph-properties fo:margin-left="1.27cm" fo:margin-right="0.051cm" fo:margin-top="0.018cm" fo:margin-bottom="0cm" loext:contextual-spacing="false" fo:line-height="100%" fo:orphans="2" fo:widows="2" fo:text-indent="-0.635cm" style:auto-text-indent="fals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language="ru" fo:country="RU" style:font-size-asian="13pt" style:font-size-complex="13pt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7" style:family="text">
      <style:text-properties fo:font-size="10pt" style:font-size-asian="10pt" style:font-size-complex="14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"УТВЕРЖДАЮ"</text:h>
      <text:p text:style-name="P17"/>
      <text:p text:style-name="P19"><text:s text:c="48"/>Первый проректор- </text:p>
      <text:p text:style-name="P19"><text:s text:c="71"/>проректор по научной работе РУДН</text:p>
      <text:p text:style-name="P18"><text:span text:style-name="T1"><text:tab/>доктор </text:span><text:span text:style-name="T2">медицинских</text:span><text:span text:style-name="T1"> наук, профессор</text:span><text:span text:style-name="T2">, член-корр. РАН</text:span></text:p>
      <text:p text:style-name="P18"><text:span text:style-name="T1">__________________ </text:span><text:span text:style-name="T2">А.А. Костин</text:span></text:p>
      <text:p text:style-name="P19">______________________</text:p>
      <text:p text:style-name="P14"/>
      <text:p text:style-name="P14"/>
      <text:p text:style-name="P5"/>
      <text:p text:style-name="P5">ЗАКЛЮЧЕНИЕ</text:p>
      <text:p text:style-name="P3">Федерального государственного автономного образовательного учреждения высшего образования «Российский университет дружбы народов имени Патриса Лумумбы» (РУДН) на основании решения, принятого на заседании кафедры…</text:p>
      <text:p text:style-name="P7"/>
      <text:p text:style-name="P16"><text:span text:style-name="T4">Диссертация «___Тема_диссертации___» выполнена на кафедре … факультета. </text:span><text:span text:style-name="T7"><text:tab/></text:span></text:p>
      <text:p text:style-name="P10">Фамилия Имя Отчество … года рождения, гражданин/ка России, в …. году окончил(а) (с отличием) (полное название как в дипломе) по направлению/по специальности (строго по диплому)</text:p>
      <text:p text:style-name="P12">Медики прописывают сроки обучения в интернатуре, ординатуре.</text:p>
      <text:p text:style-name="P16"><text:span text:style-name="T4"><text:s/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соответствующему научной специальности…, по которой подготовлена диссертация.</text:span></text:p>
      <text:p text:style-name="P15">или</text:p>
      <text:p text:style-name="P16"><text:span text:style-name="T4">С </text:span><text:span text:style-name="T6">дд.мм.гггг</text:span><text:span text:style-name="T4"> по </text:span><text:span text:style-name="T6">дд.мм.гггг</text:span><text:span text:style-name="T4"> обучалась (обучается) в аспирантуре РУДН по программе подготовки научно-педагогических кадров по направлению, не соответствующему научной специальности……, по которой подготовлена диссертация.</text:span></text:p>
      <text:p text:style-name="P15">или</text:p>
      <text:p text:style-name="P16"><text:span text:style-name="T4">С </text:span><text:span text:style-name="T6">дд.мм.гггг</text:span><text:span text:style-name="T4"> по </text:span><text:span text:style-name="T6">дд.мм.гггг</text:span><text:span text:style-name="T4"> прикреплен(а) на кафедру … РУДН для подготовки диссертации.</text:span></text:p>
      <text:p text:style-name="P15">или </text:p>
      <text:p text:style-name="P16"><text:span text:style-name="T4">В период подготовки диссертации являлась сотрудником (должность) кафедры...РУДН, где и работает по настоящее время </text:span><text:span text:style-name="T5">(если соискатель работает в той же организации,, где выполнялась работа).</text:span></text:p>
      <text:p text:style-name="P10">В настоящее время работает …</text:p>
      <text:p text:style-name="P15">или </text:p>
      <text:p text:style-name="P10">В настоящее время не работает.</text:p>
      <text:p text:style-name="P10">Документ о сдаче кандидатских экзаменов выдан в 20___ году в (ВУЗ).</text:p>
      <text:p text:style-name="P10"/>
      <text:p text:style-name="P10">Научный руководитель – Фамилия Имя Отчество, ученая степень, ученое звание, должность и место работы.</text:p>
      <text:p text:style-name="P11"><text:soft-page-break/>Тема диссертационного исследования была утверждена на заседании Ученого совета ____факультета РУДН дд.мм.гггг, протокол № _ .</text:p>
      <text:p text:style-name="P13">Если было переутверждение:</text:p>
      <text:p text:style-name="P11">Название темы диссертационного исследования в окончательной редакции было утверждено на заседании Ученого совета ____ факультета РУДН, дд.мм.гггг, протокол № _ .</text:p>
      <text:p text:style-name="P14"/>
      <text:p text:style-name="P11">По итогам обсуждения принято следующее заключение:</text:p>
      <text:list xml:id="list3879705694" text:style-name="WW8Num1">
        <text:list-item>
          <text:p text:style-name="P24">Оценка выполненной соискателем работы. </text:p>
        </text:list-item>
        <text:list-item>
          <text:p text:style-name="P23">Личное участие соискателя в получении результатов, изложенных в диссертации, состоит в:</text:p>
        </text:list-item>
        <text:list-item>
          <text:p text:style-name="P23">Степень достоверности результатов проведенных исследований. </text:p>
        </text:list-item>
        <text:list-item>
          <text:p text:style-name="P23">Новизна результатов проведенных исследований.</text:p>
        </text:list-item>
        <text:list-item>
          <text:p text:style-name="P23">Практическая значимость проведенных исследований.</text:p>
        </text:list-item>
        <text:list-item>
          <text:p text:style-name="P23">Ценность научных работ соискателя.</text:p>
        </text:list-item>
        <text:list-item>
          <text:p text:style-name="P25"><text:span text:style-name="T4">Соответствие</text:span><text:span text:style-name="T3"> пунктам</text:span><text:span text:style-name="T4"> паспорта научной специальности</text:span></text:p>
        </text:list-item>
        <text:list-item>
          <text:p text:style-name="P27"><text:span text:style-name="Font_20_Style14"><text:span text:style-name="T4">Полнота изложения материалов диссертации в работах, опубликованных соискателем.</text:span></text:span></text:p>
        </text:list-item>
      </text:list>
      <text:p text:style-name="P21">Текст диссертации был проверен на использование заимствованного материала без ссылки на авторов и источники заимствования. После исключения всех корректных совпадений иных заимствований не обнаружено.</text:p>
      <text:p text:style-name="P20">Диссертационная работа ___ФИО_в_родительном_падеже___ рекомендуется к публичной защите на соискание ученой степени ___кандидат_или_доктор___а ___каких_наук___ наук по специальности(ям) ______.</text:p>
      <text:p text:style-name="P22">Заключение принято на заседании кафедры …</text:p>
      <text:p text:style-name="P22">Присутствовало на заседании ____ чел. </text:p>
      <text:p text:style-name="P22">Результаты голосования: «за» – _____ чел., «против» – ____ чел., «воздержалось» – _____ чел.</text:p>
      <text:p text:style-name="P22">дд.мм.гггг., протокол № ___ .</text:p>
      <text:p text:style-name="P4"/>
      <text:p text:style-name="P4"/>
      <text:p text:style-name="P2">Председательствующий на заседании:</text:p>
      <text:p text:style-name="P2">должность</text:p>
      <text:p text:style-name="P2">доктор _____ наук, профессор <text:tab/><text:tab/><text:tab/> <text:s text:c="27"/><text:tab/>ФИО </text:p>
      <text:p text:style-name="P9">(председательствующий на заседании не может являться научным руководителем соискателя) </text:p>
      <text:p text:style-name="P6"/>
      <text:p text:style-name="P1">Подпись___ удостоверяю.</text:p>
      <text:p text:style-name="P1">Ученый секретарь Ученого совета </text:p>
      <text:p text:style-name="P1">______ факультета РУДН <text:s text:c="67"/>ФИО</text:p>
      <text:p text:style-name="P1"/>
      <text:p text:style-name="P8">Печать факультета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language="none" fo:country="none" fo:font-weight="bold" style:letter-kerning="true" style:font-size-asian="16pt" style:font-weight-asian="bold" style:font-name-complex="Cambria" style:font-family-complex="Cambria" style:font-family-generic-complex="roman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orphans="0" fo:widows="0" fo:keep-with-next="always" style:text-autospace="none"/>
      <style:text-properties fo:color="#000000" fo:font-size="14pt" fo:letter-spacing="-0.012cm" fo:language="none" fo:country="none" fo:font-weight="bold" style:font-size-asian="14pt" style:font-weight-asian="bold" style:font-size-complex="14pt" style:font-weight-complex="bold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Style4" style:family="paragraph" style:parent-style-name="Standard">
      <style:paragraph-properties fo:margin-left="0cm" fo:margin-right="0cm" fo:line-height="0.767cm" fo:text-align="justify" style:justify-single-word="false" fo:orphans="0" fo:widows="0" fo:text-indent="0.702cm" style:auto-text-indent="false" style:text-autospace="non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Основной_20_текст_20_2" style:display-name="Основной текст 2" style:family="paragraph" style:parent-style-name="Standard">
      <style:paragraph-properties fo:line-height="150%" fo:text-align="justify" style:justify-single-word="false"/>
      <style:text-properties fo:font-size="14pt" fo:language="none" fo:country="none" style:font-size-asian="14pt" style:font-size-complex="10pt"/>
    </style:style>
    <style:style style:name="WW8Num1z0" style:family="text">
      <style:text-properties style:font-name="Symbol" fo:font-family="Symbol" style:font-family-generic="roman" style:font-pitch="variable" style:font-charset="x-symbol" fo:font-size="14pt" style:font-size-asian="14pt" style:font-name-complex="Symbol" style:font-family-complex="Symbol" style:font-family-generic-complex="roman" style:font-pitch-complex="variable" style:font-charset-complex="x-symbol" style:font-size-complex="14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2_20_Знак" style:display-name="Заголовок 2 Знак" style:family="text">
      <style:text-properties fo:color="#000000" style:font-name="Times New Roman" fo:font-family="'Times New Roman'" style:font-family-generic="roman" style:font-pitch="variable" fo:font-size="14pt" fo:letter-spacing="-0.012cm" fo:font-weight="bold" fo:background-color="#ffffff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Font_20_Style14" style:display-name="Font Style14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2_20_Знак" style:display-name="Основной текст 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УТВЕРЖДАЮ</dc:title>
    <dc:subject/>
    <meta:keyword/>
    <meta:initial-creator>Россия</meta:initial-creator>
    <meta:creation-date>2019-02-12T23:25:00</meta:creation-date>
    <dc:date>2025-10-19T01:29:53.568168325</dc:date>
    <meta:print-date>2014-02-12T16:21:00</meta:print-date>
    <meta:editing-cycles>13</meta:editing-cycles>
    <meta:editing-duration>PT1H41M2S</meta:editing-duration>
    <meta:generator>LibreOffice/6.0.7.3$Linux_X86_64 LibreOffice_project/dc89aa7a9eabfd848af146d5086077aeed2ae4a5</meta:generator>
    <meta:document-statistic meta:table-count="0" meta:image-count="0" meta:object-count="0" meta:page-count="2" meta:paragraph-count="49" meta:word-count="398" meta:character-count="3528" meta:non-whitespace-character-count="2951"/>
  </office:meta>
</office:document-meta>
</file>